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'Segoe UI', Tahom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7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8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0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 style:list-style-name="L7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0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1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Standard" style:list-style-name="L7"/>
    <style:style style:name="P18" style:family="paragraph" style:parent-style-name="Standard" style:list-style-name="L8"/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SPECYFIKACJA <text:s/>PROJEKTU</text:p>
      <text:p text:style-name="P11"/>
      <text:p text:style-name="P11">Temat: Optymalizacja problemu diety</text:p>
      <text:p text:style-name="P11"/>
      <text:p text:style-name="P1"/>
      <text:p text:style-name="P1"/>
      <text:p text:style-name="P4"/>
      <text:list xml:id="list5336469285742679533" text:style-name="L1">
        <text:list-item>
          <text:p text:style-name="P5">Literatura</text:p>
        </text:list-item>
        <text:list-item>
          <text:p text:style-name="P5">Algorytmy używane w problemie optymalizacyjnym</text:p>
        </text:list-item>
        <text:list-item>
          <text:p text:style-name="P5">Kody</text:p>
        </text:list-item>
        <text:list-item>
          <text:p text:style-name="P5">Inne źródła</text:p>
        </text:list-item>
        <text:list-item>
          <text:p text:style-name="P5">Lista zadań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07638210908585378" text:style-name="L2">
        <text:list-item>
          <text:p text:style-name="P6"><text:soft-page-break/>Literatura</text:p>
        </text:list-item>
      </text:list>
      <text:p text:style-name="P4"/>
      <text:list xml:id="list6662722903853965521" text:style-name="L3">
        <text:list-item>
          <text:list>
            <text:list-item>
              <text:p text:style-name="P3"><text:a xlink:type="simple" xlink:href="https://web.archive.org/web/20160411141356/https://dl.dropboxusercontent.com/u/5317066/1990-dantzig-dietproblem.pdf" text:style-name="Internet_20_link" text:visited-style-name="Visited_20_Internet_20_Link">https://web.archive.org/web/20160411141356/https://dl.dropboxusercontent.com/u/5317066/1990-dantzig-dietproblem.pdf</text:a></text:p>
            </text:list-item>
            <text:list-item>
              <text:p text:style-name="P3"><text:a xlink:type="simple" xlink:href="https://en.wikipedia.org/wiki/Stigler_diet" text:style-name="Internet_20_link" text:visited-style-name="Visited_20_Internet_20_Link">https://en.wikipedia.org/wiki/Stigler_diet</text:a> </text:p>
            </text:list-item>
            <text:list-item>
              <text:p text:style-name="P3"><text:a xlink:type="simple" xlink:href="https://neos-guide.org/content/diet-problem" text:style-name="Internet_20_link" text:visited-style-name="Visited_20_Internet_20_Link">https://neos-guide.org/content/diet-problem</text:a> </text:p>
            </text:list-item>
            <text:list-item>
              <text:p text:style-name="P3"><text:a xlink:type="simple" xlink:href="https://neos-guide.org/content/linear-programming" text:style-name="Internet_20_link" text:visited-style-name="Visited_20_Internet_20_Link">https://neos-guide.org/content/linear-programming</text:a> </text:p>
              <text:p text:style-name="P3"/>
              <text:p text:style-name="P3"/>
              <text:p text:style-name="P3"><text:s/></text:p>
            </text:list-item>
          </text:list>
        </text:list-item>
      </text:list>
      <text:p text:style-name="P2"/>
      <text:list xml:id="list5398935972709066240" text:style-name="L4">
        <text:list-item>
          <text:p text:style-name="P7">Algorytmy używane w problemie optymalizacyjnym</text:p>
        </text:list-item>
      </text:list>
      <text:p text:style-name="P4"/>
      <text:list xml:id="list1937307605108429722" text:style-name="L5">
        <text:list-item>
          <text:list>
            <text:list-item>
              <text:p text:style-name="P15"><text:span text:style-name="T7">Simplex Algorithm</text:span></text:p>
            </text:list-item>
          </text:list>
        </text:list-item>
      </text:list>
      <text:p text:style-name="Standard"><text:span text:style-name="T7"><text:tab/> <text:s text:c="5"/></text:span><text:span text:style-name="T9">Popularny algorytm dla programowania liniowego</text:span></text:p>
      <text:list xml:id="list4344920805032565321" text:style-name="L6">
        <text:list-item>
          <text:list>
            <text:list-item>
              <text:p text:style-name="P16"><text:span text:style-name="T4">Algorytmy liniowe z pakietu JuMP</text:span></text:p>
            </text:list-item>
          </text:list>
        </text:list-item>
      </text:list>
      <text:p text:style-name="Standard"><text:span text:style-name="T4"/></text:p>
      <text:p text:style-name="Standard"><text:span text:style-name="T4"/></text:p>
      <text:list xml:id="list4178922887088113894" text:style-name="L7">
        <text:list-item>
          <text:p text:style-name="P8"><text:span text:style-name="T2">Kody</text:span></text:p>
          <text:p text:style-name="P12"><text:span text:style-name="T2">Będę bazował na kodach ze stron:</text:span></text:p>
          <text:p text:style-name="P17"><text:span text:style-name="T5">- </text:span><text:a xlink:type="simple" xlink:href="https://neos-guide.org/content/diet-problem#formulation" text:style-name="Internet_20_link" text:visited-style-name="Visited_20_Internet_20_Link"><text:span text:style-name="T2">https://neos-guide.org/content/diet-problem#formulation</text:span></text:a><text:span text:style-name="T2"> </text:span></text:p>
          <text:p text:style-name="P17"><text:span text:style-name="T5">- </text:span><text:a xlink:type="simple" xlink:href="https://en.wikipedia.org/wiki/Simplex_algorithm#Algorithm" text:style-name="Internet_20_link" text:visited-style-name="Visited_20_Internet_20_Link"><text:span text:style-name="T5">https://en.wikipedia.org/wiki/Simplex_algorithm#Algorithm</text:span></text:a><text:span text:style-name="T5"> </text:span></text:p>
          <text:p text:style-name="P17"><text:span text:style-name="T5">- </text:span><text:a xlink:type="simple" xlink:href="https://github.com/JuliaOpt/JuMP.jl" text:style-name="Internet_20_link" text:visited-style-name="Visited_20_Internet_20_Link"><text:span text:style-name="T5">https://github.com/JuliaOpt/JuMP.jl</text:span></text:a><text:span text:style-name="T5"> </text:span></text:p>
        </text:list-item>
      </text:list>
      <text:p text:style-name="Standard"><text:span text:style-name="T5"/></text:p>
      <text:p text:style-name="Standard"><text:span text:style-name="T5"/></text:p>
      <text:list xml:id="list3744850441628639028" text:style-name="L8">
        <text:list-item>
          <text:p text:style-name="P9"><text:span text:style-name="T2">Inne źródła</text:span></text:p>
          <text:p text:style-name="P18"><text:span text:style-name="T5">Istotnymi źródłami, z których będę korzystać podczas tworzenia projektu będą:</text:span></text:p>
          <text:p text:style-name="P18"><text:span text:style-name="T6">-</text:span><text:span text:style-name="T5"> </text:span><text:a xlink:type="simple" xlink:href="https://docs.julialang.org/en/v1/" text:style-name="Internet_20_link" text:visited-style-name="Visited_20_Internet_20_Link"><text:span text:style-name="T2">https://docs.julialang.org/en/v1/</text:span></text:a></text:p>
          <text:p text:style-name="P18"><text:span text:style-name="T6">- </text:span><text:a xlink:type="simple" xlink:href="https://www.nutritionix.com/" text:style-name="Internet_20_link" text:visited-style-name="Visited_20_Internet_20_Link"><text:span text:style-name="T5">https://www.nutritionix.com/</text:span></text:a><text:span text:style-name="T5"> </text:span></text:p>
          <text:p text:style-name="P18"><text:span text:style-name="T6">- </text:span><text:span text:style-name="T7">Kunachowicz H.</text:span> <text:span text:style-name="T7">-</text:span> „<text:span text:style-name="T8">Wartość odżywcza wybranych produktów spożywczych i typowych potraw</text:span>”</text:p>
        </text:list-item>
      </text:list>
      <text:p text:style-name="Standard"/>
      <text:p text:style-name="Standard"/>
      <text:list xml:id="list1462883972096474537" text:style-name="L10">
        <text:list-item>
          <text:p text:style-name="P10">Lista zadań</text:p>
          <text:p text:style-name="P13">5.1 Zgromadzenie potrzebnej dokumentacji</text:p>
          <text:p text:style-name="P13">5.2 Przygotowanie bazy produktów żywnościowych</text:p>
        </text:list-item>
      </text:list>
      <text:list xml:id="list8929393944548779090" text:style-name="L11">
        <text:list-item>
          <text:list>
            <text:list-item>
              <text:p text:style-name="P14">Przygotowanie kilku modeli, na których będą oparte algorytmy (połowa projektu)</text:p>
            </text:list-item>
            <text:list-item>
              <text:p text:style-name="P14">Wstępny kod optymalizacyjny</text:p>
            </text:list-item>
            <text:list-item>
              <text:p text:style-name="P14">Testowanie algorytmów na modelach, poprawa błędów</text:p>
            </text:list-item>
            <text:list-item>
              <text:p text:style-name="P14">Finalne poprawki w programie, ewentualne dodatki</text:p>
            </text:list-item>
            <text:list-item>
              <text:p text:style-name="P14">Oddanie gotowego program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'Segoe UI', Tahoma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4T18:23:38.25</meta:creation-date>
    <meta:editing-duration>PT14M6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2" meta:paragraph-count="35" meta:word-count="140" meta:character-count="1360"/>
    <dc:date>2019-05-14T19:08:03.19</dc:date>
  </office:meta>
</office:document-meta>
</file>